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3228in" svg:height="7.2134in" svg:x="2.7in" svg:y="0.0323in">
            <draw:object draw:notify-on-update-of-ranges="Sheet1.A1:Sheet1.A255 Sheet1.B1:Sheet1.B255 Sheet1.C1:Sheet1.C2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0.9409">
            <text:p>0.9409</text:p>
          </table:table-cell>
          <table:table-cell office:value-type="float" office:value="0.8099999">
            <text:p>0.8099999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0.9126731">
            <text:p>0.9126731</text:p>
          </table:table-cell>
          <table:table-cell office:value-type="float" office:value="0.7289999">
            <text:p>0.7289999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0.8852929">
            <text:p>0.8852929</text:p>
          </table:table-cell>
          <table:table-cell office:value-type="float" office:value="0.6560999">
            <text:p>0.6560999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0.8587341">
            <text:p>0.8587341</text:p>
          </table:table-cell>
          <table:table-cell office:value-type="float" office:value="0.5904899">
            <text:p>0.5904899</text:p>
          </table:table-cell>
          <table:table-cell office:value-type="float" office:value="0.03125">
            <text:p>0.03125</text:p>
          </table:table-cell>
        </table:table-row>
        <table:table-row table:style-name="ro1">
          <table:table-cell office:value-type="float" office:value="0.8329721">
            <text:p>0.8329721</text:p>
          </table:table-cell>
          <table:table-cell office:value-type="float" office:value="0.5314409">
            <text:p>0.5314409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table-cell office:value-type="float" office:value="0.807983">
            <text:p>0.807983</text:p>
          </table:table-cell>
          <table:table-cell office:value-type="float" office:value="0.4782968">
            <text:p>0.4782968</text:p>
          </table:table-cell>
          <table:table-cell office:value-type="float" office:value="0.0078125">
            <text:p>0.0078125</text:p>
          </table:table-cell>
        </table:table-row>
        <table:table-row table:style-name="ro1">
          <table:table-cell office:value-type="float" office:value="0.7837435">
            <text:p>0.7837435</text:p>
          </table:table-cell>
          <table:table-cell office:value-type="float" office:value="0.4304671">
            <text:p>0.4304671</text:p>
          </table:table-cell>
          <table:table-cell office:value-type="float" office:value="0.0039062">
            <text:p>0.0039062</text:p>
          </table:table-cell>
        </table:table-row>
        <table:table-row table:style-name="ro1">
          <table:table-cell office:value-type="float" office:value="0.7602312">
            <text:p>0.7602312</text:p>
          </table:table-cell>
          <table:table-cell office:value-type="float" office:value="0.3874204">
            <text:p>0.3874204</text:p>
          </table:table-cell>
          <table:table-cell office:value-type="float" office:value="0.0019531">
            <text:p>0.0019531</text:p>
          </table:table-cell>
        </table:table-row>
        <table:table-row table:style-name="ro1">
          <table:table-cell office:value-type="float" office:value="0.7374243">
            <text:p>0.7374243</text:p>
          </table:table-cell>
          <table:table-cell office:value-type="float" office:value="0.3486784">
            <text:p>0.3486784</text:p>
          </table:table-cell>
          <table:table-cell office:value-type="float" office:value="0.0009766">
            <text:p>0.0009766</text:p>
          </table:table-cell>
        </table:table-row>
        <table:table-row table:style-name="ro1">
          <table:table-cell office:value-type="float" office:value="0.7153016">
            <text:p>0.7153016</text:p>
          </table:table-cell>
          <table:table-cell office:value-type="float" office:value="0.3138105">
            <text:p>0.3138105</text:p>
          </table:table-cell>
          <table:table-cell office:value-type="float" office:value="0.0004883">
            <text:p>0.0004883</text:p>
          </table:table-cell>
        </table:table-row>
        <table:table-row table:style-name="ro1">
          <table:table-cell office:value-type="float" office:value="0.6938425">
            <text:p>0.6938425</text:p>
          </table:table-cell>
          <table:table-cell office:value-type="float" office:value="0.2824294">
            <text:p>0.2824294</text:p>
          </table:table-cell>
          <table:table-cell office:value-type="float" office:value="0.0002441">
            <text:p>0.0002441</text:p>
          </table:table-cell>
        </table:table-row>
        <table:table-row table:style-name="ro1">
          <table:table-cell office:value-type="float" office:value="0.6730273">
            <text:p>0.6730273</text:p>
          </table:table-cell>
          <table:table-cell office:value-type="float" office:value="0.2541865">
            <text:p>0.2541865</text:p>
          </table:table-cell>
          <table:table-cell office:value-type="float" office:value="0.0001221">
            <text:p>0.0001221</text:p>
          </table:table-cell>
        </table:table-row>
        <table:table-row table:style-name="ro1">
          <table:table-cell office:value-type="float" office:value="0.6528365">
            <text:p>0.6528365</text:p>
          </table:table-cell>
          <table:table-cell office:value-type="float" office:value="0.2287678">
            <text:p>0.2287678</text:p>
          </table:table-cell>
          <table:table-cell office:value-type="float" office:value="0.000061">
            <text:p>0.000061</text:p>
          </table:table-cell>
        </table:table-row>
        <table:table-row table:style-name="ro1">
          <table:table-cell office:value-type="float" office:value="0.6332514">
            <text:p>0.6332514</text:p>
          </table:table-cell>
          <table:table-cell office:value-type="float" office:value="0.205891">
            <text:p>0.205891</text:p>
          </table:table-cell>
          <table:table-cell office:value-type="float" office:value="0.0000305">
            <text:p>0.0000305</text:p>
          </table:table-cell>
        </table:table-row>
        <table:table-row table:style-name="ro1">
          <table:table-cell office:value-type="float" office:value="0.6142539">
            <text:p>0.6142539</text:p>
          </table:table-cell>
          <table:table-cell office:value-type="float" office:value="0.1853019">
            <text:p>0.1853019</text:p>
          </table:table-cell>
          <table:table-cell office:value-type="float" office:value="0.0000153">
            <text:p>0.0000153</text:p>
          </table:table-cell>
        </table:table-row>
        <table:table-row table:style-name="ro1">
          <table:table-cell office:value-type="float" office:value="0.5958263">
            <text:p>0.5958263</text:p>
          </table:table-cell>
          <table:table-cell office:value-type="float" office:value="0.1667717">
            <text:p>0.1667717</text:p>
          </table:table-cell>
          <table:table-cell office:value-type="float" office:value="0.0000076">
            <text:p>0.0000076</text:p>
          </table:table-cell>
        </table:table-row>
        <table:table-row table:style-name="ro1">
          <table:table-cell office:value-type="float" office:value="0.5779515">
            <text:p>0.5779515</text:p>
          </table:table-cell>
          <table:table-cell office:value-type="float" office:value="0.1500946">
            <text:p>0.1500946</text:p>
          </table:table-cell>
          <table:table-cell office:value-type="float" office:value="0.0000038">
            <text:p>0.0000038</text:p>
          </table:table-cell>
        </table:table-row>
        <table:table-row table:style-name="ro1">
          <table:table-cell office:value-type="float" office:value="0.560613">
            <text:p>0.560613</text:p>
          </table:table-cell>
          <table:table-cell office:value-type="float" office:value="0.1350851">
            <text:p>0.1350851</text:p>
          </table:table-cell>
          <table:table-cell office:value-type="float" office:value="0.0000019">
            <text:p>0.0000019</text:p>
          </table:table-cell>
        </table:table-row>
        <table:table-row table:style-name="ro1">
          <table:table-cell office:value-type="float" office:value="0.5437946">
            <text:p>0.5437946</text:p>
          </table:table-cell>
          <table:table-cell office:value-type="float" office:value="0.1215766">
            <text:p>0.1215766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float" office:value="0.5274808">
            <text:p>0.5274808</text:p>
          </table:table-cell>
          <table:table-cell office:value-type="float" office:value="0.1094189">
            <text:p>0.1094189</text:p>
          </table:table-cell>
          <table:table-cell office:value-type="float" office:value="0.0000005">
            <text:p>0.0000005</text:p>
          </table:table-cell>
        </table:table-row>
        <table:table-row table:style-name="ro1">
          <table:table-cell office:value-type="float" office:value="0.5116563">
            <text:p>0.5116563</text:p>
          </table:table-cell>
          <table:table-cell office:value-type="float" office:value="0.098477">
            <text:p>0.098477</text:p>
          </table:table-cell>
          <table:table-cell office:value-type="float" office:value="0.0000002">
            <text:p>0.0000002</text:p>
          </table:table-cell>
        </table:table-row>
        <table:table-row table:style-name="ro1">
          <table:table-cell office:value-type="float" office:value="0.4963067">
            <text:p>0.4963067</text:p>
          </table:table-cell>
          <table:table-cell office:value-type="float" office:value="0.0886293">
            <text:p>0.0886293</text:p>
          </table:table-cell>
          <table:table-cell office:value-type="float" office:value="0.0000001">
            <text:p>0.0000001</text:p>
          </table:table-cell>
        </table:table-row>
        <table:table-row table:style-name="ro1">
          <table:table-cell office:value-type="float" office:value="0.4814175">
            <text:p>0.4814175</text:p>
          </table:table-cell>
          <table:table-cell office:value-type="float" office:value="0.0797664">
            <text:p>0.0797664</text:p>
          </table:table-cell>
          <table:table-cell office:value-type="float" office:value="0.0000001">
            <text:p>0.0000001</text:p>
          </table:table-cell>
        </table:table-row>
        <table:table-row table:style-name="ro1">
          <table:table-cell office:value-type="float" office:value="0.466975">
            <text:p>0.466975</text:p>
          </table:table-cell>
          <table:table-cell office:value-type="float" office:value="0.0717897">
            <text:p>0.0717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529657">
            <text:p>0.4529657</text:p>
          </table:table-cell>
          <table:table-cell office:value-type="float" office:value="0.0646108">
            <text:p>0.06461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393768">
            <text:p>0.4393768</text:p>
          </table:table-cell>
          <table:table-cell office:value-type="float" office:value="0.0581497">
            <text:p>0.0581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261955">
            <text:p>0.4261955</text:p>
          </table:table-cell>
          <table:table-cell office:value-type="float" office:value="0.0523347">
            <text:p>0.05233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134096">
            <text:p>0.4134096</text:p>
          </table:table-cell>
          <table:table-cell office:value-type="float" office:value="0.0471012">
            <text:p>0.0471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010074">
            <text:p>0.4010074</text:p>
          </table:table-cell>
          <table:table-cell office:value-type="float" office:value="0.0423911">
            <text:p>0.0423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889771">
            <text:p>0.3889771</text:p>
          </table:table-cell>
          <table:table-cell office:value-type="float" office:value="0.038152">
            <text:p>0.038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773078">
            <text:p>0.3773078</text:p>
          </table:table-cell>
          <table:table-cell office:value-type="float" office:value="0.0343368">
            <text:p>0.0343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659886">
            <text:p>0.3659886</text:p>
          </table:table-cell>
          <table:table-cell office:value-type="float" office:value="0.0309031">
            <text:p>0.0309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55009">
            <text:p>0.355009</text:p>
          </table:table-cell>
          <table:table-cell office:value-type="float" office:value="0.0278128">
            <text:p>0.02781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443587">
            <text:p>0.3443587</text:p>
          </table:table-cell>
          <table:table-cell office:value-type="float" office:value="0.0250315">
            <text:p>0.0250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34028">
            <text:p>0.334028</text:p>
          </table:table-cell>
          <table:table-cell office:value-type="float" office:value="0.0225284">
            <text:p>0.0225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240072">
            <text:p>0.3240072</text:p>
          </table:table-cell>
          <table:table-cell office:value-type="float" office:value="0.0202755">
            <text:p>0.0202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142869">
            <text:p>0.3142869</text:p>
          </table:table-cell>
          <table:table-cell office:value-type="float" office:value="0.018248">
            <text:p>0.018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048584">
            <text:p>0.3048584</text:p>
          </table:table-cell>
          <table:table-cell office:value-type="float" office:value="0.0164232">
            <text:p>0.0164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957126">
            <text:p>0.2957126</text:p>
          </table:table-cell>
          <table:table-cell office:value-type="float" office:value="0.0147809">
            <text:p>0.0147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868412">
            <text:p>0.2868412</text:p>
          </table:table-cell>
          <table:table-cell office:value-type="float" office:value="0.0133028">
            <text:p>0.01330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78236">
            <text:p>0.278236</text:p>
          </table:table-cell>
          <table:table-cell office:value-type="float" office:value="0.0119725">
            <text:p>0.0119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698889">
            <text:p>0.2698889</text:p>
          </table:table-cell>
          <table:table-cell office:value-type="float" office:value="0.0107753">
            <text:p>0.0107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617923">
            <text:p>0.2617923</text:p>
          </table:table-cell>
          <table:table-cell office:value-type="float" office:value="0.0096977">
            <text:p>0.00969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539385">
            <text:p>0.2539385</text:p>
          </table:table-cell>
          <table:table-cell office:value-type="float" office:value="0.008728">
            <text:p>0.0087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463204">
            <text:p>0.2463204</text:p>
          </table:table-cell>
          <table:table-cell office:value-type="float" office:value="0.0078552">
            <text:p>0.0078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389308">
            <text:p>0.2389308</text:p>
          </table:table-cell>
          <table:table-cell office:value-type="float" office:value="0.0070696">
            <text:p>0.0070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317629">
            <text:p>0.2317629</text:p>
          </table:table-cell>
          <table:table-cell office:value-type="float" office:value="0.0063627">
            <text:p>0.0063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2481">
            <text:p>0.22481</text:p>
          </table:table-cell>
          <table:table-cell office:value-type="float" office:value="0.0057264">
            <text:p>0.0057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180657">
            <text:p>0.2180657</text:p>
          </table:table-cell>
          <table:table-cell office:value-type="float" office:value="0.0051538">
            <text:p>0.0051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115237">
            <text:p>0.2115237</text:p>
          </table:table-cell>
          <table:table-cell office:value-type="float" office:value="0.0046384">
            <text:p>0.0046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05178">
            <text:p>0.205178</text:p>
          </table:table-cell>
          <table:table-cell office:value-type="float" office:value="0.0041746">
            <text:p>0.0041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990227">
            <text:p>0.1990227</text:p>
          </table:table-cell>
          <table:table-cell office:value-type="float" office:value="0.0037571">
            <text:p>0.0037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93052">
            <text:p>0.193052</text:p>
          </table:table-cell>
          <table:table-cell office:value-type="float" office:value="0.0033814">
            <text:p>0.00338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872604">
            <text:p>0.1872604</text:p>
          </table:table-cell>
          <table:table-cell office:value-type="float" office:value="0.0030432">
            <text:p>0.00304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816426">
            <text:p>0.1816426</text:p>
          </table:table-cell>
          <table:table-cell office:value-type="float" office:value="0.0027389">
            <text:p>0.00273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761934">
            <text:p>0.1761934</text:p>
          </table:table-cell>
          <table:table-cell office:value-type="float" office:value="0.002465">
            <text:p>0.002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709076">
            <text:p>0.1709076</text:p>
          </table:table-cell>
          <table:table-cell office:value-type="float" office:value="0.0022185">
            <text:p>0.0022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657803">
            <text:p>0.1657803</text:p>
          </table:table-cell>
          <table:table-cell office:value-type="float" office:value="0.0019967">
            <text:p>0.00199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608069">
            <text:p>0.1608069</text:p>
          </table:table-cell>
          <table:table-cell office:value-type="float" office:value="0.001797">
            <text:p>0.0017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559827">
            <text:p>0.1559827</text:p>
          </table:table-cell>
          <table:table-cell office:value-type="float" office:value="0.0016173">
            <text:p>0.0016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513032">
            <text:p>0.1513032</text:p>
          </table:table-cell>
          <table:table-cell office:value-type="float" office:value="0.0014556">
            <text:p>0.0014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467642">
            <text:p>0.1467642</text:p>
          </table:table-cell>
          <table:table-cell office:value-type="float" office:value="0.00131">
            <text:p>0.00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423612">
            <text:p>0.1423612</text:p>
          </table:table-cell>
          <table:table-cell office:value-type="float" office:value="0.001179">
            <text:p>0.001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380904">
            <text:p>0.1380904</text:p>
          </table:table-cell>
          <table:table-cell office:value-type="float" office:value="0.0010611">
            <text:p>0.0010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339477">
            <text:p>0.1339477</text:p>
          </table:table-cell>
          <table:table-cell office:value-type="float" office:value="0.000955">
            <text:p>0.0009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299293">
            <text:p>0.1299293</text:p>
          </table:table-cell>
          <table:table-cell office:value-type="float" office:value="0.0008595">
            <text:p>0.0008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260314">
            <text:p>0.1260314</text:p>
          </table:table-cell>
          <table:table-cell office:value-type="float" office:value="0.0007736">
            <text:p>0.0007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222505">
            <text:p>0.1222505</text:p>
          </table:table-cell>
          <table:table-cell office:value-type="float" office:value="0.0006962">
            <text:p>0.00069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185829">
            <text:p>0.1185829</text:p>
          </table:table-cell>
          <table:table-cell office:value-type="float" office:value="0.0006266">
            <text:p>0.0006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150255">
            <text:p>0.1150255</text:p>
          </table:table-cell>
          <table:table-cell office:value-type="float" office:value="0.0005639">
            <text:p>0.00056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115747">
            <text:p>0.1115747</text:p>
          </table:table-cell>
          <table:table-cell office:value-type="float" office:value="0.0005075">
            <text:p>0.0005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082275">
            <text:p>0.1082275</text:p>
          </table:table-cell>
          <table:table-cell office:value-type="float" office:value="0.0004568">
            <text:p>0.00045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049806">
            <text:p>0.1049806</text:p>
          </table:table-cell>
          <table:table-cell office:value-type="float" office:value="0.0004111">
            <text:p>0.00041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018312">
            <text:p>0.1018312</text:p>
          </table:table-cell>
          <table:table-cell office:value-type="float" office:value="0.00037">
            <text:p>0.000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987763">
            <text:p>0.0987763</text:p>
          </table:table-cell>
          <table:table-cell office:value-type="float" office:value="0.000333">
            <text:p>0.000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95813">
            <text:p>0.095813</text:p>
          </table:table-cell>
          <table:table-cell office:value-type="float" office:value="0.0002997">
            <text:p>0.0002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929386">
            <text:p>0.0929386</text:p>
          </table:table-cell>
          <table:table-cell office:value-type="float" office:value="0.0002697">
            <text:p>0.00026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901505">
            <text:p>0.0901505</text:p>
          </table:table-cell>
          <table:table-cell office:value-type="float" office:value="0.0002427">
            <text:p>0.00024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87446">
            <text:p>0.087446</text:p>
          </table:table-cell>
          <table:table-cell office:value-type="float" office:value="0.0002185">
            <text:p>0.0002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848226">
            <text:p>0.0848226</text:p>
          </table:table-cell>
          <table:table-cell office:value-type="float" office:value="0.0001966">
            <text:p>0.0001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822779">
            <text:p>0.0822779</text:p>
          </table:table-cell>
          <table:table-cell office:value-type="float" office:value="0.000177">
            <text:p>0.000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798096">
            <text:p>0.0798096</text:p>
          </table:table-cell>
          <table:table-cell office:value-type="float" office:value="0.0001593">
            <text:p>0.00015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774153">
            <text:p>0.0774153</text:p>
          </table:table-cell>
          <table:table-cell office:value-type="float" office:value="0.0001433">
            <text:p>0.0001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750928">
            <text:p>0.0750928</text:p>
          </table:table-cell>
          <table:table-cell office:value-type="float" office:value="0.000129">
            <text:p>0.000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7284">
            <text:p>0.07284</text:p>
          </table:table-cell>
          <table:table-cell office:value-type="float" office:value="0.0001161">
            <text:p>0.00011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706548">
            <text:p>0.0706548</text:p>
          </table:table-cell>
          <table:table-cell office:value-type="float" office:value="0.0001045">
            <text:p>0.0001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685352">
            <text:p>0.0685352</text:p>
          </table:table-cell>
          <table:table-cell office:value-type="float" office:value="0.000094">
            <text:p>0.0000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664791">
            <text:p>0.0664791</text:p>
          </table:table-cell>
          <table:table-cell office:value-type="float" office:value="0.0000846">
            <text:p>0.0000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644848">
            <text:p>0.0644848</text:p>
          </table:table-cell>
          <table:table-cell office:value-type="float" office:value="0.0000762">
            <text:p>0.00007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625502">
            <text:p>0.0625502</text:p>
          </table:table-cell>
          <table:table-cell office:value-type="float" office:value="0.0000686">
            <text:p>0.00006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606737">
            <text:p>0.0606737</text:p>
          </table:table-cell>
          <table:table-cell office:value-type="float" office:value="0.0000617">
            <text:p>0.0000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588535">
            <text:p>0.0588535</text:p>
          </table:table-cell>
          <table:table-cell office:value-type="float" office:value="0.0000555">
            <text:p>0.0000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570879">
            <text:p>0.0570879</text:p>
          </table:table-cell>
          <table:table-cell office:value-type="float" office:value="0.00005">
            <text:p>0.0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553753">
            <text:p>0.0553753</text:p>
          </table:table-cell>
          <table:table-cell office:value-type="float" office:value="0.000045">
            <text:p>0.000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53714">
            <text:p>0.053714</text:p>
          </table:table-cell>
          <table:table-cell office:value-type="float" office:value="0.0000405">
            <text:p>0.00004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521026">
            <text:p>0.0521026</text:p>
          </table:table-cell>
          <table:table-cell office:value-type="float" office:value="0.0000364">
            <text:p>0.00003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505395">
            <text:p>0.0505395</text:p>
          </table:table-cell>
          <table:table-cell office:value-type="float" office:value="0.0000328">
            <text:p>0.0000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490233">
            <text:p>0.0490233</text:p>
          </table:table-cell>
          <table:table-cell office:value-type="float" office:value="0.0000295">
            <text:p>0.0000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475526">
            <text:p>0.0475526</text:p>
          </table:table-cell>
          <table:table-cell office:value-type="float" office:value="0.0000266">
            <text:p>0.0000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461261">
            <text:p>0.0461261</text:p>
          </table:table-cell>
          <table:table-cell office:value-type="float" office:value="0.0000239">
            <text:p>0.0000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447423">
            <text:p>0.0447423</text:p>
          </table:table-cell>
          <table:table-cell office:value-type="float" office:value="0.0000215">
            <text:p>0.0000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434">
            <text:p>0.0434</text:p>
          </table:table-cell>
          <table:table-cell office:value-type="float" office:value="0.0000194">
            <text:p>0.0000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42098">
            <text:p>0.042098</text:p>
          </table:table-cell>
          <table:table-cell office:value-type="float" office:value="0.0000174">
            <text:p>0.00001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408351">
            <text:p>0.0408351</text:p>
          </table:table-cell>
          <table:table-cell office:value-type="float" office:value="0.0000157">
            <text:p>0.0000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961">
            <text:p>0.03961</text:p>
          </table:table-cell>
          <table:table-cell office:value-type="float" office:value="0.0000141">
            <text:p>0.00001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84217">
            <text:p>0.0384217</text:p>
          </table:table-cell>
          <table:table-cell office:value-type="float" office:value="0.0000127">
            <text:p>0.00001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72691">
            <text:p>0.0372691</text:p>
          </table:table-cell>
          <table:table-cell office:value-type="float" office:value="0.0000114">
            <text:p>0.00001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6151">
            <text:p>0.036151</text:p>
          </table:table-cell>
          <table:table-cell office:value-type="float" office:value="0.0000103">
            <text:p>0.0000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50665">
            <text:p>0.0350665</text:p>
          </table:table-cell>
          <table:table-cell office:value-type="float" office:value="0.0000093">
            <text:p>0.00000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40145">
            <text:p>0.0340145</text:p>
          </table:table-cell>
          <table:table-cell office:value-type="float" office:value="0.0000083">
            <text:p>0.00000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2994">
            <text:p>0.032994</text:p>
          </table:table-cell>
          <table:table-cell office:value-type="float" office:value="0.0000075">
            <text:p>0.0000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20042">
            <text:p>0.0320042</text:p>
          </table:table-cell>
          <table:table-cell office:value-type="float" office:value="0.0000068">
            <text:p>0.00000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10441">
            <text:p>0.0310441</text:p>
          </table:table-cell>
          <table:table-cell office:value-type="float" office:value="0.0000061">
            <text:p>0.00000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01128">
            <text:p>0.0301128</text:p>
          </table:table-cell>
          <table:table-cell office:value-type="float" office:value="0.0000055">
            <text:p>0.0000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92094">
            <text:p>0.0292094</text:p>
          </table:table-cell>
          <table:table-cell office:value-type="float" office:value="0.0000049">
            <text:p>0.00000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83331">
            <text:p>0.0283331</text:p>
          </table:table-cell>
          <table:table-cell office:value-type="float" office:value="0.0000044">
            <text:p>0.00000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74831">
            <text:p>0.0274831</text:p>
          </table:table-cell>
          <table:table-cell office:value-type="float" office:value="0.000004">
            <text:p>0.00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66586">
            <text:p>0.0266586</text:p>
          </table:table-cell>
          <table:table-cell office:value-type="float" office:value="0.0000036">
            <text:p>0.0000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58589">
            <text:p>0.0258589</text:p>
          </table:table-cell>
          <table:table-cell office:value-type="float" office:value="0.0000032">
            <text:p>0.00000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50831">
            <text:p>0.0250831</text:p>
          </table:table-cell>
          <table:table-cell office:value-type="float" office:value="0.0000029">
            <text:p>0.00000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43306">
            <text:p>0.0243306</text:p>
          </table:table-cell>
          <table:table-cell office:value-type="float" office:value="0.0000026">
            <text:p>0.0000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36007">
            <text:p>0.0236007</text:p>
          </table:table-cell>
          <table:table-cell office:value-type="float" office:value="0.0000024">
            <text:p>0.0000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28927">
            <text:p>0.0228927</text:p>
          </table:table-cell>
          <table:table-cell office:value-type="float" office:value="0.0000021">
            <text:p>0.0000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22059">
            <text:p>0.0222059</text:p>
          </table:table-cell>
          <table:table-cell office:value-type="float" office:value="0.0000019">
            <text:p>0.0000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15397">
            <text:p>0.0215397</text:p>
          </table:table-cell>
          <table:table-cell office:value-type="float" office:value="0.0000017">
            <text:p>0.000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08935">
            <text:p>0.0208935</text:p>
          </table:table-cell>
          <table:table-cell office:value-type="float" office:value="0.0000015">
            <text:p>0.000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02667">
            <text:p>0.0202667</text:p>
          </table:table-cell>
          <table:table-cell office:value-type="float" office:value="0.0000014">
            <text:p>0.000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96587">
            <text:p>0.0196587</text:p>
          </table:table-cell>
          <table:table-cell office:value-type="float" office:value="0.0000013">
            <text:p>0.000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9069">
            <text:p>0.019069</text:p>
          </table:table-cell>
          <table:table-cell office:value-type="float" office:value="0.0000011">
            <text:p>0.000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84969">
            <text:p>0.018496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7942">
            <text:p>0.017942</text:p>
          </table:table-cell>
          <table:table-cell office:value-type="float" office:value="0.0000009">
            <text:p>0.0000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74037">
            <text:p>0.0174037</text:p>
          </table:table-cell>
          <table:table-cell office:value-type="float" office:value="0.0000008">
            <text:p>0.000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68816">
            <text:p>0.0168816</text:p>
          </table:table-cell>
          <table:table-cell office:value-type="float" office:value="0.0000007">
            <text:p>0.000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63752">
            <text:p>0.0163752</text:p>
          </table:table-cell>
          <table:table-cell office:value-type="float" office:value="0.0000007">
            <text:p>0.000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58839">
            <text:p>0.0158839</text:p>
          </table:table-cell>
          <table:table-cell office:value-type="float" office:value="0.0000006">
            <text:p>0.000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54074">
            <text:p>0.0154074</text:p>
          </table:table-cell>
          <table:table-cell office:value-type="float" office:value="0.0000005">
            <text:p>0.000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49452">
            <text:p>0.0149452</text:p>
          </table:table-cell>
          <table:table-cell office:value-type="float" office:value="0.0000005">
            <text:p>0.000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44968">
            <text:p>0.0144968</text:p>
          </table:table-cell>
          <table:table-cell office:value-type="float" office:value="0.0000004">
            <text:p>0.000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40619">
            <text:p>0.0140619</text:p>
          </table:table-cell>
          <table:table-cell office:value-type="float" office:value="0.0000004">
            <text:p>0.000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36401">
            <text:p>0.0136401</text:p>
          </table:table-cell>
          <table:table-cell office:value-type="float" office:value="0.0000004">
            <text:p>0.000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32309">
            <text:p>0.0132309</text:p>
          </table:table-cell>
          <table:table-cell office:value-type="float" office:value="0.0000003">
            <text:p>0.000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28339">
            <text:p>0.0128339</text:p>
          </table:table-cell>
          <table:table-cell office:value-type="float" office:value="0.0000003">
            <text:p>0.000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24489">
            <text:p>0.0124489</text:p>
          </table:table-cell>
          <table:table-cell office:value-type="float" office:value="0.0000003">
            <text:p>0.000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20754">
            <text:p>0.0120754</text:p>
          </table:table-cell>
          <table:table-cell office:value-type="float" office:value="0.0000002">
            <text:p>0.000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17132">
            <text:p>0.0117132</text:p>
          </table:table-cell>
          <table:table-cell office:value-type="float" office:value="0.0000002">
            <text:p>0.000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13618">
            <text:p>0.0113618</text:p>
          </table:table-cell>
          <table:table-cell office:value-type="float" office:value="0.0000002">
            <text:p>0.000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10209">
            <text:p>0.0110209</text:p>
          </table:table-cell>
          <table:table-cell office:value-type="float" office:value="0.0000002">
            <text:p>0.000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06903">
            <text:p>0.0106903</text:p>
          </table:table-cell>
          <table:table-cell office:value-type="float" office:value="0.0000002">
            <text:p>0.000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03696">
            <text:p>0.0103696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00585">
            <text:p>0.0100585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97568">
            <text:p>0.0097568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94641">
            <text:p>0.0094641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91801">
            <text:p>0.0091801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89047">
            <text:p>0.0089047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86376">
            <text:p>0.0086376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83785">
            <text:p>0.0083785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81271">
            <text:p>0.0081271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78833">
            <text:p>0.0078833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76468">
            <text:p>0.0076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74174">
            <text:p>0.00741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71949">
            <text:p>0.00719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6979">
            <text:p>0.0069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67697">
            <text:p>0.00676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65666">
            <text:p>0.00656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63696">
            <text:p>0.00636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61785">
            <text:p>0.00617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59931">
            <text:p>0.00599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58133">
            <text:p>0.00581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56389">
            <text:p>0.00563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54698">
            <text:p>0.00546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53057">
            <text:p>0.00530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51465">
            <text:p>0.00514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49921">
            <text:p>0.00499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48423">
            <text:p>0.00484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46971">
            <text:p>0.00469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45562">
            <text:p>0.00455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44195">
            <text:p>0.00441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42869">
            <text:p>0.00428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41583">
            <text:p>0.00415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40335">
            <text:p>0.00403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39125">
            <text:p>0.0039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37952">
            <text:p>0.0037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36813">
            <text:p>0.00368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35709">
            <text:p>0.00357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34637">
            <text:p>0.0034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33598">
            <text:p>0.00335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3259">
            <text:p>0.0032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31613">
            <text:p>0.00316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30664">
            <text:p>0.00306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9744">
            <text:p>0.00297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8852">
            <text:p>0.00288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7986">
            <text:p>0.00279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7147">
            <text:p>0.0027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6332">
            <text:p>0.0026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5542">
            <text:p>0.00255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4776">
            <text:p>0.00247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4033">
            <text:p>0.00240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3312">
            <text:p>0.00233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2613">
            <text:p>0.00226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1934">
            <text:p>0.00219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1276">
            <text:p>0.00212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0638">
            <text:p>0.0020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0019">
            <text:p>0.00200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9418">
            <text:p>0.00194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8836">
            <text:p>0.00188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8271">
            <text:p>0.00182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7722">
            <text:p>0.00177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7191">
            <text:p>0.00171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6675">
            <text:p>0.00166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6175">
            <text:p>0.00161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569">
            <text:p>0.001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5219">
            <text:p>0.00152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4762">
            <text:p>0.00147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4319">
            <text:p>0.00143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389">
            <text:p>0.0013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3473">
            <text:p>0.00134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3069">
            <text:p>0.00130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2677">
            <text:p>0.00126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2297">
            <text:p>0.00122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1928">
            <text:p>0.00119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157">
            <text:p>0.0011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1223">
            <text:p>0.00112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0886">
            <text:p>0.00108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0559">
            <text:p>0.00105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10243">
            <text:p>0.00102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9935">
            <text:p>0.00099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9637">
            <text:p>0.0009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9348">
            <text:p>0.00093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9068">
            <text:p>0.00090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8796">
            <text:p>0.00087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8532">
            <text:p>0.00085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8276">
            <text:p>0.00082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8028">
            <text:p>0.00080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7787">
            <text:p>0.00077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7553">
            <text:p>0.00075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7327">
            <text:p>0.00073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7107">
            <text:p>0.0007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6894">
            <text:p>0.00068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6687">
            <text:p>0.0006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6486">
            <text:p>0.00064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6292">
            <text:p>0.00062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6103">
            <text:p>0.00061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592">
            <text:p>0.0005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5742">
            <text:p>0.000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557">
            <text:p>0.0005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5403">
            <text:p>0.00054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5241">
            <text:p>0.00052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5084">
            <text:p>0.00050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4931">
            <text:p>0.00049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4783">
            <text:p>0.00047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464">
            <text:p>0.0004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45">
            <text:p>0.000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4365">
            <text:p>0.0004365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7">11/27/2011</text:date>, <text:time>14:1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y Abshire</meta:initial-creator>
    <meta:creation-date>2011-11-27T11:48:32</meta:creation-date>
    <dc:date>2011-11-27T14:13:51</dc:date>
    <dc:creator>Corey Abshire</dc:creator>
    <meta:editing-duration>PT2H9M14S</meta:editing-duration>
    <meta:editing-cycles>1</meta:editing-cycles>
    <meta:generator>LibreOffice/3.4$Unix LibreOffice_project/340m1$Build-302</meta:generator>
    <meta:document-statistic meta:table-count="3" meta:cell-count="7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21cm" svg:height="18.323cm" xlink:href=".." xlink:type="simple" chart:class="chart:line" chart:style-name="ch1">
        <chart:legend chart:legend-position="end" svg:x="23.369cm" svg:y="8.364cm" style:legend-expansion="high" chart:style-name="ch2"/>
        <chart:plot-area chart:style-name="ch3" table:cell-range-address="Sheet1.A1:Sheet1.C255" svg:x="0.974cm" svg:y="1.599cm" svg:width="21.347cm" svg:height="15.938cm">
          <chartooo:coordinate-region svg:x="1.701cm" svg:y="1.799cm" svg:width="20.501cm" svg:height="14.6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55" chart:class="chart:line">
            <chart:data-point chart:repeated="255"/>
          </chart:series>
          <chart:series chart:style-name="ch7" chart:values-cell-range-address="Sheet1.B1:Sheet1.B255" chart:class="chart:line">
            <chart:data-point chart:repeated="255"/>
          </chart:series>
          <chart:series chart:style-name="ch8" chart:values-cell-range-address="Sheet1.C1:Sheet1.C255" chart:class="chart:line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5</svg:desc>
                </draw:g>
              </table:table-cell>
              <table:table-cell office:value-type="float" office:value="1">
                <text:p>1</text:p>
                <draw:g>
                  <svg:desc>Sheet1.B1:Sheet1.B255</svg:desc>
                </draw:g>
              </table:table-cell>
              <table:table-cell office:value-type="float" office:value="1">
                <text:p>1</text:p>
                <draw:g>
                  <svg:desc>Sheet1.C1:Sheet1.C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">
                <text:p>0.97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09">
                <text:p>0.9409</text:p>
              </table:table-cell>
              <table:table-cell office:value-type="float" office:value="0.8099999">
                <text:p>0.809999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26731">
                <text:p>0.9126731</text:p>
              </table:table-cell>
              <table:table-cell office:value-type="float" office:value="0.7289999">
                <text:p>0.728999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52929">
                <text:p>0.8852929</text:p>
              </table:table-cell>
              <table:table-cell office:value-type="float" office:value="0.6560999">
                <text:p>0.6560999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87341">
                <text:p>0.8587341</text:p>
              </table:table-cell>
              <table:table-cell office:value-type="float" office:value="0.5904899">
                <text:p>0.5904899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29721">
                <text:p>0.8329721</text:p>
              </table:table-cell>
              <table:table-cell office:value-type="float" office:value="0.5314409">
                <text:p>0.5314409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7983">
                <text:p>0.807983</text:p>
              </table:table-cell>
              <table:table-cell office:value-type="float" office:value="0.4782968">
                <text:p>0.4782968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37435">
                <text:p>0.7837435</text:p>
              </table:table-cell>
              <table:table-cell office:value-type="float" office:value="0.4304671">
                <text:p>0.4304671</text:p>
              </table:table-cell>
              <table:table-cell office:value-type="float" office:value="0.0039062">
                <text:p>0.0039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02312">
                <text:p>0.7602312</text:p>
              </table:table-cell>
              <table:table-cell office:value-type="float" office:value="0.3874204">
                <text:p>0.3874204</text:p>
              </table:table-cell>
              <table:table-cell office:value-type="float" office:value="0.0019531">
                <text:p>0.0019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74243">
                <text:p>0.7374243</text:p>
              </table:table-cell>
              <table:table-cell office:value-type="float" office:value="0.3486784">
                <text:p>0.3486784</text:p>
              </table:table-cell>
              <table:table-cell office:value-type="float" office:value="0.0009766">
                <text:p>0.0009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53016">
                <text:p>0.7153016</text:p>
              </table:table-cell>
              <table:table-cell office:value-type="float" office:value="0.3138105">
                <text:p>0.3138105</text:p>
              </table:table-cell>
              <table:table-cell office:value-type="float" office:value="0.0004883">
                <text:p>0.00048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38425">
                <text:p>0.6938425</text:p>
              </table:table-cell>
              <table:table-cell office:value-type="float" office:value="0.2824294">
                <text:p>0.2824294</text:p>
              </table:table-cell>
              <table:table-cell office:value-type="float" office:value="0.0002441">
                <text:p>0.0002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30273">
                <text:p>0.6730273</text:p>
              </table:table-cell>
              <table:table-cell office:value-type="float" office:value="0.2541865">
                <text:p>0.2541865</text:p>
              </table:table-cell>
              <table:table-cell office:value-type="float" office:value="0.0001221">
                <text:p>0.0001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28365">
                <text:p>0.6528365</text:p>
              </table:table-cell>
              <table:table-cell office:value-type="float" office:value="0.2287678">
                <text:p>0.2287678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32514">
                <text:p>0.6332514</text:p>
              </table:table-cell>
              <table:table-cell office:value-type="float" office:value="0.205891">
                <text:p>0.205891</text:p>
              </table:table-cell>
              <table:table-cell office:value-type="float" office:value="0.0000305">
                <text:p>0.0000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42539">
                <text:p>0.6142539</text:p>
              </table:table-cell>
              <table:table-cell office:value-type="float" office:value="0.1853019">
                <text:p>0.1853019</text:p>
              </table:table-cell>
              <table:table-cell office:value-type="float" office:value="0.0000153">
                <text:p>0.0000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58263">
                <text:p>0.5958263</text:p>
              </table:table-cell>
              <table:table-cell office:value-type="float" office:value="0.1667717">
                <text:p>0.1667717</text:p>
              </table:table-cell>
              <table:table-cell office:value-type="float" office:value="0.0000076">
                <text:p>0.0000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79515">
                <text:p>0.5779515</text:p>
              </table:table-cell>
              <table:table-cell office:value-type="float" office:value="0.1500946">
                <text:p>0.1500946</text:p>
              </table:table-cell>
              <table:table-cell office:value-type="float" office:value="0.0000038">
                <text:p>0.0000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0613">
                <text:p>0.560613</text:p>
              </table:table-cell>
              <table:table-cell office:value-type="float" office:value="0.1350851">
                <text:p>0.1350851</text:p>
              </table:table-cell>
              <table:table-cell office:value-type="float" office:value="0.0000019">
                <text:p>0.0000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37946">
                <text:p>0.5437946</text:p>
              </table:table-cell>
              <table:table-cell office:value-type="float" office:value="0.1215766">
                <text:p>0.121576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74808">
                <text:p>0.5274808</text:p>
              </table:table-cell>
              <table:table-cell office:value-type="float" office:value="0.1094189">
                <text:p>0.1094189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16563">
                <text:p>0.5116563</text:p>
              </table:table-cell>
              <table:table-cell office:value-type="float" office:value="0.098477">
                <text:p>0.098477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63067">
                <text:p>0.4963067</text:p>
              </table:table-cell>
              <table:table-cell office:value-type="float" office:value="0.0886293">
                <text:p>0.0886293</text:p>
              </table:table-cell>
              <table:table-cell office:value-type="float" office:value="0.0000001">
                <text:p>0.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14175">
                <text:p>0.4814175</text:p>
              </table:table-cell>
              <table:table-cell office:value-type="float" office:value="0.0797664">
                <text:p>0.0797664</text:p>
              </table:table-cell>
              <table:table-cell office:value-type="float" office:value="0.0000001">
                <text:p>0.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6975">
                <text:p>0.466975</text:p>
              </table:table-cell>
              <table:table-cell office:value-type="float" office:value="0.0717897">
                <text:p>0.0717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29657">
                <text:p>0.4529657</text:p>
              </table:table-cell>
              <table:table-cell office:value-type="float" office:value="0.0646108">
                <text:p>0.0646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93768">
                <text:p>0.4393768</text:p>
              </table:table-cell>
              <table:table-cell office:value-type="float" office:value="0.0581497">
                <text:p>0.058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61955">
                <text:p>0.4261955</text:p>
              </table:table-cell>
              <table:table-cell office:value-type="float" office:value="0.0523347">
                <text:p>0.0523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34096">
                <text:p>0.4134096</text:p>
              </table:table-cell>
              <table:table-cell office:value-type="float" office:value="0.0471012">
                <text:p>0.047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10074">
                <text:p>0.4010074</text:p>
              </table:table-cell>
              <table:table-cell office:value-type="float" office:value="0.0423911">
                <text:p>0.0423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89771">
                <text:p>0.3889771</text:p>
              </table:table-cell>
              <table:table-cell office:value-type="float" office:value="0.038152">
                <text:p>0.038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73078">
                <text:p>0.3773078</text:p>
              </table:table-cell>
              <table:table-cell office:value-type="float" office:value="0.0343368">
                <text:p>0.0343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59886">
                <text:p>0.3659886</text:p>
              </table:table-cell>
              <table:table-cell office:value-type="float" office:value="0.0309031">
                <text:p>0.0309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5009">
                <text:p>0.355009</text:p>
              </table:table-cell>
              <table:table-cell office:value-type="float" office:value="0.0278128">
                <text:p>0.0278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43587">
                <text:p>0.3443587</text:p>
              </table:table-cell>
              <table:table-cell office:value-type="float" office:value="0.0250315">
                <text:p>0.025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4028">
                <text:p>0.334028</text:p>
              </table:table-cell>
              <table:table-cell office:value-type="float" office:value="0.0225284">
                <text:p>0.0225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40072">
                <text:p>0.3240072</text:p>
              </table:table-cell>
              <table:table-cell office:value-type="float" office:value="0.0202755">
                <text:p>0.0202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42869">
                <text:p>0.3142869</text:p>
              </table:table-cell>
              <table:table-cell office:value-type="float" office:value="0.018248">
                <text:p>0.018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48584">
                <text:p>0.3048584</text:p>
              </table:table-cell>
              <table:table-cell office:value-type="float" office:value="0.0164232">
                <text:p>0.016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57126">
                <text:p>0.2957126</text:p>
              </table:table-cell>
              <table:table-cell office:value-type="float" office:value="0.0147809">
                <text:p>0.0147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68412">
                <text:p>0.2868412</text:p>
              </table:table-cell>
              <table:table-cell office:value-type="float" office:value="0.0133028">
                <text:p>0.0133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8236">
                <text:p>0.278236</text:p>
              </table:table-cell>
              <table:table-cell office:value-type="float" office:value="0.0119725">
                <text:p>0.0119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98889">
                <text:p>0.2698889</text:p>
              </table:table-cell>
              <table:table-cell office:value-type="float" office:value="0.0107753">
                <text:p>0.0107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17923">
                <text:p>0.2617923</text:p>
              </table:table-cell>
              <table:table-cell office:value-type="float" office:value="0.0096977">
                <text:p>0.0096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39385">
                <text:p>0.2539385</text:p>
              </table:table-cell>
              <table:table-cell office:value-type="float" office:value="0.008728">
                <text:p>0.00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63204">
                <text:p>0.2463204</text:p>
              </table:table-cell>
              <table:table-cell office:value-type="float" office:value="0.0078552">
                <text:p>0.0078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89308">
                <text:p>0.2389308</text:p>
              </table:table-cell>
              <table:table-cell office:value-type="float" office:value="0.0070696">
                <text:p>0.0070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17629">
                <text:p>0.2317629</text:p>
              </table:table-cell>
              <table:table-cell office:value-type="float" office:value="0.0063627">
                <text:p>0.0063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481">
                <text:p>0.22481</text:p>
              </table:table-cell>
              <table:table-cell office:value-type="float" office:value="0.0057264">
                <text:p>0.0057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80657">
                <text:p>0.2180657</text:p>
              </table:table-cell>
              <table:table-cell office:value-type="float" office:value="0.0051538">
                <text:p>0.005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15237">
                <text:p>0.2115237</text:p>
              </table:table-cell>
              <table:table-cell office:value-type="float" office:value="0.0046384">
                <text:p>0.0046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5178">
                <text:p>0.205178</text:p>
              </table:table-cell>
              <table:table-cell office:value-type="float" office:value="0.0041746">
                <text:p>0.004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90227">
                <text:p>0.1990227</text:p>
              </table:table-cell>
              <table:table-cell office:value-type="float" office:value="0.0037571">
                <text:p>0.003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3052">
                <text:p>0.193052</text:p>
              </table:table-cell>
              <table:table-cell office:value-type="float" office:value="0.0033814">
                <text:p>0.0033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72604">
                <text:p>0.1872604</text:p>
              </table:table-cell>
              <table:table-cell office:value-type="float" office:value="0.0030432">
                <text:p>0.003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816426">
                <text:p>0.1816426</text:p>
              </table:table-cell>
              <table:table-cell office:value-type="float" office:value="0.0027389">
                <text:p>0.0027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61934">
                <text:p>0.1761934</text:p>
              </table:table-cell>
              <table:table-cell office:value-type="float" office:value="0.002465">
                <text:p>0.00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09076">
                <text:p>0.1709076</text:p>
              </table:table-cell>
              <table:table-cell office:value-type="float" office:value="0.0022185">
                <text:p>0.002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57803">
                <text:p>0.1657803</text:p>
              </table:table-cell>
              <table:table-cell office:value-type="float" office:value="0.0019967">
                <text:p>0.001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08069">
                <text:p>0.1608069</text:p>
              </table:table-cell>
              <table:table-cell office:value-type="float" office:value="0.001797">
                <text:p>0.00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59827">
                <text:p>0.1559827</text:p>
              </table:table-cell>
              <table:table-cell office:value-type="float" office:value="0.0016173">
                <text:p>0.0016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13032">
                <text:p>0.1513032</text:p>
              </table:table-cell>
              <table:table-cell office:value-type="float" office:value="0.0014556">
                <text:p>0.0014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67642">
                <text:p>0.1467642</text:p>
              </table:table-cell>
              <table:table-cell office:value-type="float" office:value="0.00131">
                <text:p>0.00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23612">
                <text:p>0.1423612</text:p>
              </table:table-cell>
              <table:table-cell office:value-type="float" office:value="0.001179">
                <text:p>0.00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80904">
                <text:p>0.1380904</text:p>
              </table:table-cell>
              <table:table-cell office:value-type="float" office:value="0.0010611">
                <text:p>0.0010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39477">
                <text:p>0.1339477</text:p>
              </table:table-cell>
              <table:table-cell office:value-type="float" office:value="0.000955">
                <text:p>0.000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99293">
                <text:p>0.1299293</text:p>
              </table:table-cell>
              <table:table-cell office:value-type="float" office:value="0.0008595">
                <text:p>0.0008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60314">
                <text:p>0.1260314</text:p>
              </table:table-cell>
              <table:table-cell office:value-type="float" office:value="0.0007736">
                <text:p>0.0007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22505">
                <text:p>0.1222505</text:p>
              </table:table-cell>
              <table:table-cell office:value-type="float" office:value="0.0006962">
                <text:p>0.000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85829">
                <text:p>0.1185829</text:p>
              </table:table-cell>
              <table:table-cell office:value-type="float" office:value="0.0006266">
                <text:p>0.0006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50255">
                <text:p>0.1150255</text:p>
              </table:table-cell>
              <table:table-cell office:value-type="float" office:value="0.0005639">
                <text:p>0.0005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15747">
                <text:p>0.1115747</text:p>
              </table:table-cell>
              <table:table-cell office:value-type="float" office:value="0.0005075">
                <text:p>0.0005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82275">
                <text:p>0.1082275</text:p>
              </table:table-cell>
              <table:table-cell office:value-type="float" office:value="0.0004568">
                <text:p>0.0004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49806">
                <text:p>0.1049806</text:p>
              </table:table-cell>
              <table:table-cell office:value-type="float" office:value="0.0004111">
                <text:p>0.000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18312">
                <text:p>0.1018312</text:p>
              </table:table-cell>
              <table:table-cell office:value-type="float" office:value="0.00037">
                <text:p>0.0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87763">
                <text:p>0.0987763</text:p>
              </table:table-cell>
              <table:table-cell office:value-type="float" office:value="0.000333">
                <text:p>0.000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5813">
                <text:p>0.095813</text:p>
              </table:table-cell>
              <table:table-cell office:value-type="float" office:value="0.0002997">
                <text:p>0.0002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29386">
                <text:p>0.0929386</text:p>
              </table:table-cell>
              <table:table-cell office:value-type="float" office:value="0.0002697">
                <text:p>0.0002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01505">
                <text:p>0.0901505</text:p>
              </table:table-cell>
              <table:table-cell office:value-type="float" office:value="0.0002427">
                <text:p>0.0002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7446">
                <text:p>0.087446</text:p>
              </table:table-cell>
              <table:table-cell office:value-type="float" office:value="0.0002185">
                <text:p>0.000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48226">
                <text:p>0.0848226</text:p>
              </table:table-cell>
              <table:table-cell office:value-type="float" office:value="0.0001966">
                <text:p>0.000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2779">
                <text:p>0.0822779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98096">
                <text:p>0.0798096</text:p>
              </table:table-cell>
              <table:table-cell office:value-type="float" office:value="0.0001593">
                <text:p>0.000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74153">
                <text:p>0.0774153</text:p>
              </table:table-cell>
              <table:table-cell office:value-type="float" office:value="0.0001433">
                <text:p>0.000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50928">
                <text:p>0.0750928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84">
                <text:p>0.07284</text:p>
              </table:table-cell>
              <table:table-cell office:value-type="float" office:value="0.0001161">
                <text:p>0.000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06548">
                <text:p>0.0706548</text:p>
              </table:table-cell>
              <table:table-cell office:value-type="float" office:value="0.0001045">
                <text:p>0.000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85352">
                <text:p>0.0685352</text:p>
              </table:table-cell>
              <table:table-cell office:value-type="float" office:value="0.000094">
                <text:p>0.000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4791">
                <text:p>0.0664791</text:p>
              </table:table-cell>
              <table:table-cell office:value-type="float" office:value="0.0000846">
                <text:p>0.0000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44848">
                <text:p>0.0644848</text:p>
              </table:table-cell>
              <table:table-cell office:value-type="float" office:value="0.0000762">
                <text:p>0.0000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25502">
                <text:p>0.0625502</text:p>
              </table:table-cell>
              <table:table-cell office:value-type="float" office:value="0.0000686">
                <text:p>0.0000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06737">
                <text:p>0.0606737</text:p>
              </table:table-cell>
              <table:table-cell office:value-type="float" office:value="0.0000617">
                <text:p>0.000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88535">
                <text:p>0.0588535</text:p>
              </table:table-cell>
              <table:table-cell office:value-type="float" office:value="0.0000555">
                <text:p>0.000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70879">
                <text:p>0.0570879</text:p>
              </table:table-cell>
              <table:table-cell office:value-type="float" office:value="0.00005">
                <text:p>0.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53753">
                <text:p>0.0553753</text:p>
              </table:table-cell>
              <table:table-cell office:value-type="float" office:value="0.000045">
                <text:p>0.000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3714">
                <text:p>0.053714</text:p>
              </table:table-cell>
              <table:table-cell office:value-type="float" office:value="0.0000405">
                <text:p>0.000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21026">
                <text:p>0.0521026</text:p>
              </table:table-cell>
              <table:table-cell office:value-type="float" office:value="0.0000364">
                <text:p>0.0000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05395">
                <text:p>0.0505395</text:p>
              </table:table-cell>
              <table:table-cell office:value-type="float" office:value="0.0000328">
                <text:p>0.0000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90233">
                <text:p>0.0490233</text:p>
              </table:table-cell>
              <table:table-cell office:value-type="float" office:value="0.0000295">
                <text:p>0.0000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75526">
                <text:p>0.0475526</text:p>
              </table:table-cell>
              <table:table-cell office:value-type="float" office:value="0.0000266">
                <text:p>0.000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61261">
                <text:p>0.0461261</text:p>
              </table:table-cell>
              <table:table-cell office:value-type="float" office:value="0.0000239">
                <text:p>0.0000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47423">
                <text:p>0.0447423</text:p>
              </table:table-cell>
              <table:table-cell office:value-type="float" office:value="0.0000215">
                <text:p>0.0000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34">
                <text:p>0.0434</text:p>
              </table:table-cell>
              <table:table-cell office:value-type="float" office:value="0.0000194">
                <text:p>0.000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2098">
                <text:p>0.042098</text:p>
              </table:table-cell>
              <table:table-cell office:value-type="float" office:value="0.0000174">
                <text:p>0.0000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08351">
                <text:p>0.0408351</text:p>
              </table:table-cell>
              <table:table-cell office:value-type="float" office:value="0.0000157">
                <text:p>0.0000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961">
                <text:p>0.03961</text:p>
              </table:table-cell>
              <table:table-cell office:value-type="float" office:value="0.0000141">
                <text:p>0.0000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84217">
                <text:p>0.0384217</text:p>
              </table:table-cell>
              <table:table-cell office:value-type="float" office:value="0.0000127">
                <text:p>0.0000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72691">
                <text:p>0.0372691</text:p>
              </table:table-cell>
              <table:table-cell office:value-type="float" office:value="0.0000114">
                <text:p>0.0000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6151">
                <text:p>0.036151</text:p>
              </table:table-cell>
              <table:table-cell office:value-type="float" office:value="0.0000103">
                <text:p>0.000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50665">
                <text:p>0.0350665</text:p>
              </table:table-cell>
              <table:table-cell office:value-type="float" office:value="0.0000093">
                <text:p>0.0000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0145">
                <text:p>0.0340145</text:p>
              </table:table-cell>
              <table:table-cell office:value-type="float" office:value="0.0000083">
                <text:p>0.000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2994">
                <text:p>0.032994</text:p>
              </table:table-cell>
              <table:table-cell office:value-type="float" office:value="0.0000075">
                <text:p>0.0000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0042">
                <text:p>0.0320042</text:p>
              </table:table-cell>
              <table:table-cell office:value-type="float" office:value="0.0000068">
                <text:p>0.000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10441">
                <text:p>0.0310441</text:p>
              </table:table-cell>
              <table:table-cell office:value-type="float" office:value="0.0000061">
                <text:p>0.0000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01128">
                <text:p>0.0301128</text:p>
              </table:table-cell>
              <table:table-cell office:value-type="float" office:value="0.0000055">
                <text:p>0.000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92094">
                <text:p>0.0292094</text:p>
              </table:table-cell>
              <table:table-cell office:value-type="float" office:value="0.0000049">
                <text:p>0.000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83331">
                <text:p>0.0283331</text:p>
              </table:table-cell>
              <table:table-cell office:value-type="float" office:value="0.0000044">
                <text:p>0.000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74831">
                <text:p>0.0274831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66586">
                <text:p>0.0266586</text:p>
              </table:table-cell>
              <table:table-cell office:value-type="float" office:value="0.0000036">
                <text:p>0.000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58589">
                <text:p>0.0258589</text:p>
              </table:table-cell>
              <table:table-cell office:value-type="float" office:value="0.0000032">
                <text:p>0.000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50831">
                <text:p>0.0250831</text:p>
              </table:table-cell>
              <table:table-cell office:value-type="float" office:value="0.0000029">
                <text:p>0.000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43306">
                <text:p>0.0243306</text:p>
              </table:table-cell>
              <table:table-cell office:value-type="float" office:value="0.0000026">
                <text:p>0.000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36007">
                <text:p>0.0236007</text:p>
              </table:table-cell>
              <table:table-cell office:value-type="float" office:value="0.0000024">
                <text:p>0.000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28927">
                <text:p>0.0228927</text:p>
              </table:table-cell>
              <table:table-cell office:value-type="float" office:value="0.0000021">
                <text:p>0.0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22059">
                <text:p>0.0222059</text:p>
              </table:table-cell>
              <table:table-cell office:value-type="float" office:value="0.0000019">
                <text:p>0.0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15397">
                <text:p>0.0215397</text:p>
              </table:table-cell>
              <table:table-cell office:value-type="float" office:value="0.0000017">
                <text:p>0.000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08935">
                <text:p>0.0208935</text:p>
              </table:table-cell>
              <table:table-cell office:value-type="float" office:value="0.0000015">
                <text:p>0.000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02667">
                <text:p>0.0202667</text:p>
              </table:table-cell>
              <table:table-cell office:value-type="float" office:value="0.0000014">
                <text:p>0.0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96587">
                <text:p>0.0196587</text:p>
              </table:table-cell>
              <table:table-cell office:value-type="float" office:value="0.0000013">
                <text:p>0.00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9069">
                <text:p>0.019069</text:p>
              </table:table-cell>
              <table:table-cell office:value-type="float" office:value="0.0000011">
                <text:p>0.0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4969">
                <text:p>0.018496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7942">
                <text:p>0.017942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74037">
                <text:p>0.0174037</text:p>
              </table:table-cell>
              <table:table-cell office:value-type="float" office:value="0.0000008">
                <text:p>0.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68816">
                <text:p>0.0168816</text:p>
              </table:table-cell>
              <table:table-cell office:value-type="float" office:value="0.0000007">
                <text:p>0.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63752">
                <text:p>0.0163752</text:p>
              </table:table-cell>
              <table:table-cell office:value-type="float" office:value="0.0000007">
                <text:p>0.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58839">
                <text:p>0.0158839</text:p>
              </table:table-cell>
              <table:table-cell office:value-type="float" office:value="0.0000006">
                <text:p>0.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54074">
                <text:p>0.0154074</text:p>
              </table:table-cell>
              <table:table-cell office:value-type="float" office:value="0.0000005">
                <text:p>0.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49452">
                <text:p>0.0149452</text:p>
              </table:table-cell>
              <table:table-cell office:value-type="float" office:value="0.0000005">
                <text:p>0.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44968">
                <text:p>0.0144968</text:p>
              </table:table-cell>
              <table:table-cell office:value-type="float" office:value="0.0000004">
                <text:p>0.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40619">
                <text:p>0.0140619</text:p>
              </table:table-cell>
              <table:table-cell office:value-type="float" office:value="0.0000004">
                <text:p>0.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36401">
                <text:p>0.0136401</text:p>
              </table:table-cell>
              <table:table-cell office:value-type="float" office:value="0.0000004">
                <text:p>0.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32309">
                <text:p>0.0132309</text:p>
              </table:table-cell>
              <table:table-cell office:value-type="float" office:value="0.0000003">
                <text:p>0.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28339">
                <text:p>0.0128339</text:p>
              </table:table-cell>
              <table:table-cell office:value-type="float" office:value="0.0000003">
                <text:p>0.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4489">
                <text:p>0.0124489</text:p>
              </table:table-cell>
              <table:table-cell office:value-type="float" office:value="0.0000003">
                <text:p>0.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0754">
                <text:p>0.0120754</text:p>
              </table:table-cell>
              <table:table-cell office:value-type="float" office:value="0.0000002">
                <text:p>0.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17132">
                <text:p>0.0117132</text:p>
              </table:table-cell>
              <table:table-cell office:value-type="float" office:value="0.0000002">
                <text:p>0.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13618">
                <text:p>0.0113618</text:p>
              </table:table-cell>
              <table:table-cell office:value-type="float" office:value="0.0000002">
                <text:p>0.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10209">
                <text:p>0.0110209</text:p>
              </table:table-cell>
              <table:table-cell office:value-type="float" office:value="0.0000002">
                <text:p>0.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06903">
                <text:p>0.0106903</text:p>
              </table:table-cell>
              <table:table-cell office:value-type="float" office:value="0.0000002">
                <text:p>0.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03696">
                <text:p>0.0103696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0585">
                <text:p>0.0100585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7568">
                <text:p>0.0097568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94641">
                <text:p>0.0094641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91801">
                <text:p>0.00918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9047">
                <text:p>0.0089047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6376">
                <text:p>0.0086376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83785">
                <text:p>0.0083785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1271">
                <text:p>0.0081271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8833">
                <text:p>0.0078833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76468">
                <text:p>0.0076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74174">
                <text:p>0.0074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71949">
                <text:p>0.0071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979">
                <text:p>0.006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7697">
                <text:p>0.0067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65666">
                <text:p>0.0065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3696">
                <text:p>0.0063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61785">
                <text:p>0.0061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9931">
                <text:p>0.0059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8133">
                <text:p>0.0058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6389">
                <text:p>0.0056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54698">
                <text:p>0.0054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53057">
                <text:p>0.0053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51465">
                <text:p>0.0051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9921">
                <text:p>0.0049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8423">
                <text:p>0.0048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6971">
                <text:p>0.0046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45562">
                <text:p>0.0045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44195">
                <text:p>0.0044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42869">
                <text:p>0.0042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1583">
                <text:p>0.0041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40335">
                <text:p>0.0040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39125">
                <text:p>0.0039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7952">
                <text:p>0.0037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6813">
                <text:p>0.0036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35709">
                <text:p>0.0035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4637">
                <text:p>0.0034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3598">
                <text:p>0.0033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259">
                <text:p>0.003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1613">
                <text:p>0.003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0664">
                <text:p>0.0030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9744">
                <text:p>0.002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8852">
                <text:p>0.0028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7986">
                <text:p>0.0027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7147">
                <text:p>0.0027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6332">
                <text:p>0.0026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5542">
                <text:p>0.0025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4776">
                <text:p>0.0024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4033">
                <text:p>0.0024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3312">
                <text:p>0.0023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2613">
                <text:p>0.0022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1934">
                <text:p>0.0021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1276">
                <text:p>0.002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0638">
                <text:p>0.0020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0019">
                <text:p>0.0020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9418">
                <text:p>0.0019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8836">
                <text:p>0.0018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8271">
                <text:p>0.0018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722">
                <text:p>0.0017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191">
                <text:p>0.0017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6675">
                <text:p>0.0016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6175">
                <text:p>0.0016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569">
                <text:p>0.001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5219">
                <text:p>0.0015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4762">
                <text:p>0.0014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4319">
                <text:p>0.0014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389">
                <text:p>0.001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3473">
                <text:p>0.0013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3069">
                <text:p>0.0013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2677">
                <text:p>0.0012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2297">
                <text:p>0.0012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1928">
                <text:p>0.0011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157">
                <text:p>0.001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1223">
                <text:p>0.0011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0886">
                <text:p>0.0010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0559">
                <text:p>0.0010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0243">
                <text:p>0.0010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9935">
                <text:p>0.0009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9637">
                <text:p>0.0009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9348">
                <text:p>0.0009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9068">
                <text:p>0.0009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8796">
                <text:p>0.0008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8532">
                <text:p>0.0008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8276">
                <text:p>0.0008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8028">
                <text:p>0.0008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7787">
                <text:p>0.0007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7553">
                <text:p>0.000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7327">
                <text:p>0.0007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7107">
                <text:p>0.0007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6894">
                <text:p>0.0006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6687">
                <text:p>0.0006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6486">
                <text:p>0.0006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6292">
                <text:p>0.0006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6103">
                <text:p>0.0006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592">
                <text:p>0.000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5742">
                <text:p>0.0005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557">
                <text:p>0.000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5403">
                <text:p>0.0005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5241">
                <text:p>0.0005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5084">
                <text:p>0.0005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4931">
                <text:p>0.0004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4783">
                <text:p>0.0004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464">
                <text:p>0.00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45">
                <text:p>0.00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4365">
                <text:p>0.0004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